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Tahoma, sans-serif"/>
    <style:font-face style:name="Tahoma1" svg:font-family="Tahoma"/>
    <style:font-face style:name="Times New Roman1" svg:font-family="'Times New Roman'"/>
    <style:font-face style:name="apple-system" svg:font-family="apple-system, BlinkMacSystemFont, Arial, sans-serif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fo:font-weight="bold" officeooo:rsid="001d4592" officeooo:paragraph-rsid="001d4592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1d4592"/>
    </style:style>
    <style:style style:name="P3" style:family="paragraph" style:parent-style-name="Standard">
      <style:text-properties officeooo:rsid="0029f451" officeooo:paragraph-rsid="0029f451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 officeooo:rsid="00205892" style:font-size-asian="14pt" style:font-weight-asian="normal" style:font-size-complex="14pt" style:font-weight-complex="normal"/>
    </style:style>
    <style:style style:name="T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d4592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f31e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e9516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52b4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227828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font-name="apple-system" fo:font-size="12pt" fo:letter-spacing="normal" fo:language="ru" fo:country="RU" fo:font-style="normal" fo:font-weight="normal" officeooo:rsid="001d4592" style:font-size-asian="14pt" style:font-weight-asian="bold" style:font-size-complex="14pt" style:font-weight-complex="bold"/>
    </style:style>
    <style:style style:name="T8" style:family="text">
      <style:text-properties fo:font-size="14pt" fo:language="ru" fo:country="RU" fo:font-weight="bold" officeooo:rsid="001d4592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fo:language="ru" fo:country="RU" fo:font-weight="normal" officeooo:rsid="001d4592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language="ru" fo:country="RU" fo:font-weight="normal" officeooo:rsid="0022f31e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ru" fo:country="RU" fo:font-weight="normal" officeooo:rsid="0023c865" style:font-size-asian="14pt" style:font-weight-asian="normal" style:font-size-complex="14pt" style:font-weight-complex="normal"/>
    </style:style>
    <style:style style:name="T13" style:family="text">
      <style:text-properties style:font-name="Times New Roman" fo:font-size="14pt" fo:language="ru" fo:country="RU" fo:font-weight="normal" officeooo:rsid="0024fe48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language="ru" fo:country="RU" fo:font-weight="normal" officeooo:rsid="002693a0" style:font-size-asian="14pt" style:font-weight-asian="normal" style:font-size-complex="14pt" style:font-weight-complex="normal"/>
    </style:style>
    <style:style style:name="T15" style:family="text">
      <style:text-properties style:font-name="Times New Roman" fo:font-size="14pt" fo:language="ru" fo:country="RU" fo:font-weight="normal" officeooo:rsid="00283c11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language="ru" fo:country="RU" fo:font-weight="normal" officeooo:rsid="0029f451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language="ru" fo:country="RU" fo:font-weight="normal" officeooo:rsid="002adefb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language="en" fo:country="US" fo:font-weight="normal" officeooo:rsid="0029f451" style:font-size-asian="14pt" style:font-weight-asian="normal" style:font-size-complex="14pt" style:font-weight-complex="normal"/>
    </style:style>
    <style:style style:name="T20" style:family="text">
      <style:text-properties fo:color="#000000" fo:font-size="14pt" fo:language="ru" fo:country="RU" fo:font-weight="normal" officeooo:rsid="00205892" style:font-size-asian="14pt" style:font-weight-asian="normal" style:font-size-complex="14pt" style:font-weight-complex="normal"/>
    </style:style>
    <style:style style:name="T21" style:family="text">
      <style:text-properties fo:color="#000000" fo:font-size="14pt" fo:language="ru" fo:country="RU" fo:font-weight="normal" officeooo:rsid="002252b4" style:font-size-asian="14pt" style:font-weight-asian="normal" style:font-size-complex="14pt" style:font-weight-complex="normal"/>
    </style:style>
    <style:style style:name="T22" style:family="text">
      <style:text-properties fo:color="#000000" fo:font-size="14pt" fo:language="ru" fo:country="RU" fo:font-weight="bold" officeooo:rsid="001d4592" style:font-size-asian="14pt" style:font-weight-asian="bold" style:font-size-complex="14pt" style:font-weight-complex="bold"/>
    </style:style>
    <style:style style:name="T23" style:family="text">
      <style:text-properties fo:color="#000000" style:font-name="Times New Roman" fo:font-size="14pt" fo:font-weight="normal" officeooo:rsid="00205892" style:font-size-asian="14pt" style:font-weight-asian="normal" style:font-size-complex="14pt" style:font-weight-complex="normal"/>
    </style:style>
    <style:style style:name="T24" style:family="text">
      <style:text-properties fo:color="#000000" style:font-name="Times New Roman" fo:font-size="14pt" fo:language="ru" fo:country="RU" fo:font-weight="normal" officeooo:rsid="002252b4" style:font-size-asian="14pt" style:font-weight-asian="normal" style:font-size-complex="14pt" style:font-weight-complex="normal"/>
    </style:style>
    <style:style style:name="T25" style:family="text">
      <style:text-properties fo:color="#000000" style:font-name="Times New Roman" fo:font-size="14pt" fo:language="ru" fo:country="RU" fo:font-weight="bold" officeooo:rsid="001d4592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ведение</text:p>
      <text:p text:style-name="P1"/>
      <text:p text:style-name="P2"><text:span text:style-name="T8"><text:tab/></text:span><text:span text:style-name="T20">Из курса </text:span><text:span text:style-name="T21">с</text:span><text:span text:style-name="T1">татистическое моделирование</text:span><text:span text:style-name="T23"> </text:span><text:span text:style-name="T24">были взят некоторые сложности связанные с алгоритмами и при рассмотрении их в многомерных случаях.</text:span><text:span text:style-name="T7"> </text:span><text:span text:style-name="T2">При исследовани</text:span><text:span text:style-name="T3">е</text:span><text:span text:style-name="T2">, разработке алгоритмов часто требуется определить качество их работы. Можно использовать для этого реальные данные, но это не всегда возможно, так как </text:span><text:span text:style-name="T4">не всегда понятны</text:span><text:span text:style-name="T2"> их свойства </text:span><text:span text:style-name="T5">и</text:span><text:span text:style-name="T2"> </text:span><text:span text:style-name="T4">качество,</text:span><text:span text:style-name="T2"> потому </text:span><text:span text:style-name="T4">по этим данным</text:span><text:span text:style-name="T2"> <text:s/></text:span><text:span text:style-name="T4">нельзя дать оценку </text:span><text:span text:style-name="T2">алгоритмов. </text:span><text:span text:style-name="T5">Здесь можно применить</text:span><text:span text:style-name="T2"> моделирование данных по </text:span><text:span text:style-name="T4">известным законам распределения</text:span><text:span text:style-name="T2">. </text:span><text:span text:style-name="T5">Из-за этого легче спрогнозировать выполнение алгоритма и его результатов.</text:span><text:span text:style-name="T2"> </text:span><text:span text:style-name="T5">Дума, е</text:span><text:span text:style-name="T6">сли <text:s/>сработает на тестовых данных, то</text:span><text:span text:style-name="T2"> можно применить его к реальным данным. </text:span><text:span text:style-name="T6">Единственное</text:span><text:span text:style-name="T2">, это относится только к непараметрическим алгоритмам. </text:span><text:span text:style-name="T22"><text:line-break/><text:tab/></text:span><text:span text:style-name="T2">Чаще всего используется моделирование данных, распределённых по нормальному закону. MS Excel и статистические </text:span><text:span text:style-name="T6">пакеты</text:span><text:span text:style-name="T2"> (SPSS, Statistica) </text:span><text:span text:style-name="T6">в них возможно</text:span><text:span text:style-name="T2"> моделировать только одномерные статистические распределения. Конечно, можно составить многомерное распределение из нескольких одномерных, но </text:span><text:span text:style-name="T6">лишь</text:span><text:span text:style-name="T2"> </text:span><text:span text:style-name="T6">когда</text:span><text:span text:style-name="T2">, если переменные независимы. Если же нужно исследовать данные с зависящими друг от друга переменными, придётся писать программу.</text:span><text:span text:style-name="T25"> </text:span></text:p>
      <text:p text:style-name="P2"><text:span text:style-name="T10"><text:tab/></text:span><text:span text:style-name="T11">Также, в математических пакетах не реализован тест Колмогорова-Смирного и если даже есть в некоторых пакетах, его нельзя применить к многомерным данным или </text:span><text:span text:style-name="T12">же, когда требуется применить его к неким параметрам.</text:span></text:p>
      <text:p text:style-name="P2"><text:span text:style-name="T12"><text:tab/></text:span><text:span text:style-name="T13">Поэтому требуется выработать метод </text:span><text:span text:style-name="T15">и запрограммировать его </text:span><text:span text:style-name="T13">для исследования многомерных законов распределения, и м</text:span><text:span text:style-name="T14">оделирования статистики Колмогорова. <text:s/></text:span><text:span text:style-name="T16">В частности проверка, что статистика для проверки многомерной нормальности имеет хи-квадрат распределение с помощью критерия Колмогорова: </text:span></text:p>
      <text:p text:style-name="P3"><text:span text:style-name="T18">1. Программа</text:span><text:span text:style-name="T9"> для моделирования статистики Колмогорова </text:span></text:p>
      <text:p text:style-name="P3"><text:span text:style-name="T18">2. </text:span><text:span text:style-name="T17">Проверка, что полученное распределение статистики действительно имело распределение Колмогоров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Tahoma, sans-serif"/>
    <style:font-face style:name="Tahoma1" svg:font-family="Tahoma"/>
    <style:font-face style:name="Times New Roman1" svg:font-family="'Times New Roman'"/>
    <style:font-face style:name="apple-system" svg:font-family="apple-system, BlinkMacSystemFont, Arial, sans-serif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3H19M22S</meta:editing-duration>
    <meta:editing-cycles>3</meta:editing-cycles>
    <meta:generator>LibreOffice/5.2.4.2$Windows_X86_64 LibreOffice_project/3d5603e1122f0f102b62521720ab13a38a4e0eb0</meta:generator>
    <dc:date>2019-09-26T22:11:18.899000000</dc:date>
    <meta:document-statistic meta:table-count="0" meta:image-count="0" meta:object-count="0" meta:page-count="1" meta:paragraph-count="6" meta:word-count="225" meta:character-count="1802" meta:non-whitespace-character-count="1572"/>
    <meta:user-defined meta:name="Info 1"/>
    <meta:user-defined meta:name="Info 2"/>
    <meta:user-defined meta:name="Info 3"/>
    <meta:user-defined meta:name="Info 4"/>
  </office:meta>
</office:document-meta>
</file>